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D000000DB2B6F922B6.jpg"/>
  <manifest:file-entry manifest:media-type="image/jpeg" manifest:full-path="Pictures/10000000000002EC00000537AC28652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Diagrama <text:s/>de disseny :: Contractació de transport especial</text:h>
      <text:p text:style-name="Text_20_body"><draw:frame draw:style-name="fr1" draw:name="graphics1" text:anchor-type="paragraph" svg:width="12.806cm" svg:height="22.853cm" draw:z-index="0"><draw:image xlink:href="Pictures/10000000000002EC00000537AC286524.jpg" xlink:type="simple" xlink:show="embed" xlink:actuate="onLoad"/></draw:frame></text:p>
      <text:p text:style-name="Text_20_body"><draw:frame draw:style-name="fr1" draw:name="graphics2" text:anchor-type="paragraph" svg:width="13.249cm" svg:height="26.635cm" draw:z-index="1"><draw:image xlink:href="Pictures/10000000000006D000000DB2B6F922B6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1T00:15:52</dc:date>
    <dc:language>es-ES</dc:language>
    <meta:editing-cycles>10</meta:editing-cycles>
    <meta:editing-duration>PT01H49M02S</meta:editing-duration>
    <meta:document-statistic meta:table-count="0" meta:image-count="2" meta:object-count="0" meta:page-count="2" meta:paragraph-count="1" meta:word-count="8" meta:character-count="58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